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699cm" svg:y1="8.366cm" svg:x2="13.192cm" svg:y2="8.366cm">
          <text:p/>
        </draw:line>
        <draw:line draw:style-name="gr1" draw:text-style-name="P1" draw:layer="layout" svg:x1="8.239cm" svg:y1="7.985cm" svg:x2="8.239cm" svg:y2="8.747cm">
          <text:p/>
        </draw:line>
        <draw:line draw:style-name="gr1" draw:text-style-name="P1" draw:layer="layout" svg:x1="13.192cm" svg:y1="7.985cm" svg:x2="13.192cm" svg:y2="8.747cm">
          <text:p/>
        </draw:line>
        <draw:line draw:style-name="gr1" draw:text-style-name="P1" draw:layer="layout" svg:x1="5.699cm" svg:y1="7.985cm" svg:x2="5.699cm" svg:y2="8.747cm">
          <text:p/>
        </draw:line>
        <draw:frame draw:style-name="gr2" draw:text-style-name="P2" draw:layer="layout" svg:width="0.514cm" svg:height="0.627cm" svg:x="10.492cm" svg:y="8.6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83cm" svg:height="0.627cm" svg:x="6.836cm" svg:y="8.6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637cm" svg:height="0.627cm" svg:x="5.445cm" svg:y="7.1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586cm" svg:height="0.627cm" svg:x="7.856cm" svg:y="7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609cm" svg:height="0.627cm" svg:x="12.811cm" svg:y="7.10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9:33:49.561290508</meta:creation-date>
    <dc:date>2022-03-16T19:37:46.301556072</dc:date>
    <meta:editing-duration>PT3M58S</meta:editing-duration>
    <meta:editing-cycles>2</meta:editing-cycles>
    <meta:generator>LibreOffice/6.4.7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C</mi>
    <annotation encoding="StarMath 5.0">C</annotation>
  </semantics>
</math>
</file>